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6" style:family="paragraph" style:parent-style-name="Standard">
      <style:paragraph-properties fo:margin-left="28.05mm" fo:margin-right="0mm" fo:text-indent="-14.02mm" style:auto-text-indent="false">
        <style:tab-stops/>
      </style:paragraph-properties>
      <style:text-properties style:font-name="Century Gothic" fo:font-size="10pt" style:font-size-asian="10pt" style:font-size-complex="10pt"/>
    </style:style>
    <style:style style:name="P7" style:family="paragraph" style:parent-style-name="Standard">
      <style:paragraph-properties fo:margin-left="28.05mm" fo:margin-right="0mm" fo:text-align="justify" style:justify-single-word="false" fo:text-indent="-14.02mm" style:auto-text-indent="false">
        <style:tab-stops/>
      </style:paragraph-properties>
      <style:text-properties style:font-name="Century Gothic" fo:font-size="10pt" style:font-size-asian="10pt" style:font-size-complex="10pt"/>
    </style:style>
    <style:style style:name="P8" style:family="paragraph" style:parent-style-name="Standard">
      <style:paragraph-properties fo:margin-left="28.05mm" fo:margin-right="0mm" fo:text-align="justify" style:justify-single-word="false" fo:text-indent="-14.02mm" style:auto-text-indent="false">
        <style:tab-stops/>
      </style:paragraph-properties>
    </style:style>
    <style:style style:name="T1" style:family="text">
      <style:text-properties style:font-name="Century Gothic" fo:font-size="10pt" style:font-size-asian="10pt" style:font-size-complex="10pt"/>
    </style:style>
    <style:style style:name="T2" style:family="text">
      <style:text-properties style:font-name="Century Gothic"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style:text-line-through-style="soli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V</text:p>
      <text:p text:style-name="P5">COMPANIES ACT</text:p>
      <text:p text:style-name="P5">(CHAPTER 50)</text:p>
      <text:p text:style-name="P1"><text:tab/><text:tab/><text:tab/><text:tab/><text:tab/><text:tab/><text:tab/><text:tab/> <text:s text:c="22"/>Regulation 38 (a)</text:p>
      <text:p text:style-name="P1"></text:p>
      <text:p text:style-name="P5">COMPANIES (FILING OF DOCUMENTS) REGULATION</text:p>
      <text:p text:style-name="P5"></text:p>
      <text:p text:style-name="P2">(If certificate is presented as an attachment)</text:p>
      <text:p text:style-name="P1"></text:p>
      <text:p text:style-name="P1"></text:p>
      <text:p text:style-name="P5">CERTIFICATE BY A COMPANY LIMITED BY SHARES</text:p>
      <text:p text:style-name="P5">UNDER SECTION 197(1)</text:p>
      <text:p text:style-name="P1"></text:p>
      <text:p text:style-name="P1"></text:p>
      <text:p text:style-name="P4">Name of Company<text:tab/> <text:s text:c="3"/>: <text:s text:c="2"/>AAA</text:p>
      <text:p text:style-name="P4"></text:p>
      <text:p text:style-name="P4">Registration Number <text:s text:c="3"/>: <text:s text:c="2"/>BBB</text:p>
      <text:p text:style-name="P4"></text:p>
      <text:p text:style-name="P4">Financial Year Ended <text:s/>: <text:s text:c="2"/>DDMMYYYY</text:p>
      <text:p text:style-name="P1"></text:p>
      <text:p text:style-name="P1"></text:p>
      <text:p text:style-name="P1">I, the under-mentioned Officer of the above-mentioned Company hereby certify that :-</text:p>
      <text:p text:style-name="P1"></text:p>
      <text:p text:style-name="P8"><text:span text:style-name="T1">(a)<text:tab/>I have verified that the summary of return by the Company having a share </text:span>Ca<text:span text:style-name="T1">pital of the Company in the records of the Registry of Companies is accurate and up to date as at </text:span><text:span text:style-name="T2">DDMMYYYY</text:span><text:span text:style-name="T1"> (date must not be earlier than 14 days prior to the lodgement of annual return);</text:span></text:p>
      <text:p text:style-name="P7"></text:p>
      <text:p text:style-name="P7">(b)<text:tab/>I have made an inspection of the share register and confirm that transfers *have/<text:span text:style-name="T4">have not</text:span> been registered / <text:span text:style-name="T4">have not taken</text:span> place since the date of *the last annual return / <text:span text:style-name="T4">the incorporation</text:span> of the Company;</text:p>
      <text:p text:style-name="P7"></text:p>
      <text:p text:style-name="P7">*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7"></text:p>
      <text:p text:style-name="P7">(d)<text:tab/>the financial statements have been prepared in accordance with Part VI of the Companies Act and where applicable, the partial financial information in XBRL format or information in the financial highlights stated herein is accurate.</text:p>
      <text:p text:style-name="P6"></text:p>
      <text:p text:style-name="P1"></text:p>
      <text:p text:style-name="P1">________________________________________</text:p>
      <text:p text:style-name="P1">Name and Signature of Officer</text:p>
      <text:p text:style-name="P1"><text:span text:style-name="T3">CCC</text:span></text:p>
      <text:p text:style-name="P1"></text:p>
      <text:p text:style-name="P1">Designation in the above-named Company : * Director / <text:span text:style-name="T4">Secretary</text:span></text:p>
      <text:p text:style-name="P1"></text:p>
      <text:p text:style-name="P1"></text:p>
      <text:p text:style-name="P1">*NRIC/Passport Number : <text:span text:style-name="T3">NNN</text:span>____________</text:p>
      <text:p text:style-name="P1"></text:p>
      <text:p text:style-name="P1"></text:p>
      <text:p text:style-name="P1">Date : __________________________________</text:p>
      <text:p text:style-name="P1"/>
      <text:p text:style-name="P3">* 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07:30</meta:creation-date>
    <dc:date>2015-11-02T08:11:45</dc:date>
    <dc:creator>phung11764 </dc:creator>
    <meta:editing-duration>P0D</meta:editing-duration>
    <meta:editing-cycles>1</meta:editing-cycles>
    <meta:document-statistic meta:table-count="0" meta:image-count="0" meta:object-count="0" meta:page-count="1" meta:paragraph-count="44" meta:word-count="280" meta:character-count="1786" meta:non-whitespace-character-count="1440"/>
    <meta:generator>LibreOffice/3.5$Linux_X86_64 LibreOffice_project/350m1$Build-2</meta:generator>
  </office:meta>
</office:document-meta>
</file>